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Original</text:p>
          </table:table-cell>
          <table:table-cell office:value-type="float" office:value="672">
            <text:p>672</text:p>
          </table:table-cell>
          <table:table-cell office:value-type="float" office:value="576">
            <text:p>57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table:number-columns-repeated="2"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92">
            <text:p>592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12">
            <text:p>51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40">
            <text:p>640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80">
            <text:p>680</text:p>
          </table:table-cell>
          <table:table-cell table:number-columns-repeated="3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52">
            <text:p>55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68">
            <text:p>56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16">
            <text:p>616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40">
            <text:p>64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84">
            <text:p>58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68">
            <text:p>56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52">
            <text:p>55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64">
            <text:p>664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92">
            <text:p>592</text:p>
          </table:table-cell>
          <table:table-cell office:value-type="float" office:value="552">
            <text:p>55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08">
            <text:p>60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720">
            <text:p>720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84">
            <text:p>584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712">
            <text:p>712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80">
            <text:p>680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16">
            <text:p>616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40">
            <text:p>640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760">
            <text:p>760</text:p>
          </table:table-cell>
          <table:table-cell office:value-type="float" office:value="712">
            <text:p>712</text:p>
          </table:table-cell>
          <table:table-cell table:number-columns-repeated="2"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32">
            <text:p>632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704">
            <text:p>7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84">
            <text:p>584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40">
            <text:p>640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92">
            <text:p>59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table:number-columns-repeated="5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84">
            <text:p>58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384">
            <text:p>384</text:p>
          </table:table-cell>
          <table:table-cell table:number-columns-repeated="16" office:value-type="float" office:value="376">
            <text:p>376</text:p>
          </table:table-cell>
          <table:table-cell office:value-type="float" office:value="400">
            <text:p>400</text:p>
          </table:table-cell>
          <table:table-cell table:number-columns-repeated="12"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11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table:number-columns-repeated="2"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2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12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8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11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304">
            <text:p>304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9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8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304">
            <text:p>304</text:p>
          </table:table-cell>
          <table:table-cell table:number-columns-repeated="6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ginal</text:p>
          </table:table-cell>
          <table:table-cell table:formula="of:=GEOMEAN([.B1:.AMJ1])" office:value-type="float" office:value="525.005674548679">
            <text:p>525.0056745487</text:p>
          </table:table-cell>
          <table:table-cell table:formula="of:=[.B4]/[.B4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New</text:p>
          </table:table-cell>
          <table:table-cell table:formula="of:=GEOMEAN([.B2:.AMJ2])" office:value-type="float" office:value="288.971888528873">
            <text:p>288.9718885289</text:p>
          </table:table-cell>
          <table:table-cell table:formula="of:=[.B4]/[.B5]" office:value-type="float" office:value="1.81680535508637">
            <text:p>1.8168053551</text:p>
          </table:table-cell>
          <table:table-cell table:number-columns-repeated="1021"/>
        </table:table-row>
      </table:table>
      <table:table table:name="Sheet2" table:style-name="ta1" table:print="false">
        <table:shapes>
          <draw:frame draw:z-index="0" draw:style-name="gr1" svg:width="13.2362in" svg:height="7.4449in" svg:x="0.0004in" svg:y="0.0004in">
            <draw:object draw:notify-on-update-of-ranges="Sheet1.A1:Sheet1.A1 Sheet1.B1:Sheet1.AMJ1 Sheet1.A2:Sheet1.A2 Sheet1.B2:Sheet1.AM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3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2:30:21</meta:creation-date>
    <dc:date>2012-02-05T13:56:41</dc:date>
    <dc:creator>Peter </dc:creator>
    <meta:editing-duration>PT1H14M59S</meta:editing-duration>
    <meta:editing-cycles>4</meta:editing-cycles>
    <meta:generator>LibreOffice/3.3$Unix LibreOffice_project/330m19$Build-401</meta:generator>
    <meta:document-statistic meta:table-count="3" meta:cell-count="20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21cm" svg:height="18.911cm" xlink:href=".." xlink:type="simple" chart:class="chart:line" chart:style-name="ch1">
        <chart:title svg:x="13.189cm" svg:y="0.514cm" chart:style-name="ch2">
          <text:p>videobuf2-core.c:1198-1199</text:p>
        </chart:title>
        <chart:subtitle svg:x="10.86cm" svg:y="1.839cm" chart:style-name="ch3">
          <text:p>Intel(R) Core(TM)2 Quad CPU    Q8400  @ 2.66GHz</text:p>
        </chart:subtitle>
        <chart:legend chart:legend-position="end" svg:x="31.262cm" svg:y="8.857cm" chart:style-name="ch4"/>
        <chart:plot-area chart:style-name="ch5" table:cell-range-address="Sheet1.A1:Sheet1.AMJ2" chart:data-source-has-labels="column" svg:x="1.827cm" svg:y="3.448cm" svg:width="28.091cm" svg:height="14.665cm">
          <chartooo:coordinate-region svg:x="2.634cm" svg:y="3.647cm" svg:width="26.912cm" svg:height="13.421cm"/>
          <chart:axis chart:dimension="x" chart:name="primary-x" chart:style-name="ch6"/>
          <chart:axis chart:dimension="y" chart:name="primary-y" chart:style-name="ch6">
            <chart:title svg:x="0.451cm" svg:y="11.95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AMJ1" chart:label-cell-address="Sheet1.A1:Sheet1.A1" chart:class="chart:line">
            <chart:data-point chart:repeated="1023"/>
          </chart:series>
          <chart:series chart:style-name="ch10" chart:values-cell-range-address="Sheet1.B2:Sheet1.AMJ2" chart:label-cell-address="Sheet1.A2:Sheet1.A2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1:Sheet1.A1</svg:desc>
                </draw:g>
              </table:table-cell>
              <table:table-cell office:value-type="float" office:value="672">
                <text:p>672</text:p>
                <draw:g>
                  <svg:desc>Sheet1.B1:Sheet1.AMJ1</svg:desc>
                </draw:g>
              </table:table-cell>
              <table:table-cell office:value-type="float" office:value="576">
                <text:p>57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92">
                <text:p>59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40">
                <text:p>64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80">
                <text:p>68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68">
                <text:p>56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16">
                <text:p>616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40">
                <text:p>64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84">
                <text:p>58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92">
                <text:p>59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68">
                <text:p>56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64">
                <text:p>664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92">
                <text:p>59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08">
                <text:p>60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20">
                <text:p>7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84">
                <text:p>58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712">
                <text:p>712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80">
                <text:p>680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16">
                <text:p>616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40">
                <text:p>64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760">
                <text:p>760</text:p>
              </table:table-cell>
              <table:table-cell office:value-type="float" office:value="712">
                <text:p>7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32">
                <text:p>63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704">
                <text:p>7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84">
                <text:p>584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40">
                <text:p>64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92">
                <text:p>59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84">
                <text:p>58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84">
                <text:p>584</text:p>
              </table:table-cell>
              <table:table-cell office:value-type="float" office:value="544">
                <text:p>54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w</text:p>
                <draw:g>
                  <svg:desc>Sheet1.A2:Sheet1.A2</svg:desc>
                </draw:g>
              </table:table-cell>
              <table:table-cell office:value-type="float" office:value="384">
                <text:p>384</text:p>
                <draw:g>
                  <svg:desc>Sheet1.B2:Sheet1.AMJ2</svg:desc>
                </draw:g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00">
                <text:p>400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